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8d92" officeooo:paragraph-rsid="00058d92"/>
    </style:style>
    <style:style style:name="P2" style:family="paragraph" style:parent-style-name="Standard" style:list-style-name="L1">
      <style:text-properties officeooo:rsid="00058d92" officeooo:paragraph-rsid="00058d92"/>
    </style:style>
    <style:style style:name="P3" style:family="paragraph" style:parent-style-name="Standard" style:list-style-name="L1">
      <style:text-properties officeooo:rsid="00062f34" officeooo:paragraph-rsid="00062f34"/>
    </style:style>
    <style:style style:name="P4" style:family="paragraph" style:parent-style-name="Standard" style:list-style-name="L1">
      <style:text-properties officeooo:rsid="000b4083" officeooo:paragraph-rsid="000b4083"/>
    </style:style>
    <style:style style:name="T1" style:family="text">
      <style:text-properties officeooo:rsid="00062f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s Donnerstag 17.12.15:</text:p>
      <text:list xml:id="list1033727832390649137" text:style-name="L1">
        <text:list-item>
          <text:p text:style-name="P2">Methode <text:span text:style-name="T1">(Nazli )</text:span></text:p>
        </text:list-item>
        <text:list-item>
          <text:p text:style-name="P2">Programm <text:span text:style-name="T1">( Benedikt, Gerd )</text:span></text:p>
          <text:list>
            <text:list-item>
              <text:p text:style-name="P2">Bibliotheken</text:p>
            </text:list-item>
            <text:list-item>
              <text:p text:style-name="P3">Alles bis auf Methodenimplementierung</text:p>
              <text:list>
                <text:list-item>
                  <text:p text:style-name="P3">noch nicht Lauffähig</text:p>
                </text:list-item>
              </text:list>
            </text:list-item>
          </text:list>
        </text:list-item>
        <text:list-item>
          <text:p text:style-name="P2">Einleitung</text:p>
        </text:list-item>
        <text:list-item>
          <text:p text:style-name="P2">Related Work <text:span text:style-name="T1">(Bernhard, Steven )</text:span></text:p>
          <text:list>
            <text:list-item>
              <text:p text:style-name="P2">2 Paper</text:p>
            </text:list-item>
            <text:list-item>
              <text:p text:style-name="P2">evtl. noch ein drittes</text:p>
            </text:list-item>
          </text:list>
        </text:list-item>
        <text:list-item>
          <text:p text:style-name="P3">Paper Struktur ( Marvin )</text:p>
        </text:list-item>
        <text:list-item>
          <text:p text:style-name="P4">Kategorisierung ( <text:s/>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t </meta:initial-creator>
    <meta:creation-date>2015-12-10T10:29:51.447695853</meta:creation-date>
    <dc:date>2015-12-10T10:56:39.856662124</dc:date>
    <dc:creator>pht </dc:creator>
    <meta:editing-duration>PT14M5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50" meta:character-count="263" meta:non-whitespace-character-count="235"/>
  </office:meta>
</office:document-meta>
</file>